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ÚSTRIES GRÀFIQUES, S.L.</text:p>
      <text:p text:style-name="P1">c. Pau Casals, 33</text:p>
      <text:p text:style-name="P1">43700 El Vendrell</text:p>
      <text:p text:style-name="P1">Jordi Vila Ribó, gerent d’Indústries Gràfiques, SL,</text:p>
      <text:p text:style-name="P1">CERTIFICO:</text:p>
      <text:p text:style-name="P1">Que el/la Sr/Sra. ______________________________ ha treballat en aquesta empresa des de ____________________ fins a ____________________, i ha complert en tot moment de manera satisfactòria la feina que li ha estat encomanada.</text:p>
      <text:p text:style-name="P1">I perquè consti i tingui els efectes que corresponguin, signo aquest certificat [a petició de la persona interessada].</text:p>
      <text:p text:style-name="P1">El Vendrell, 21 de novembre del 201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2:31:45.53</meta:creation-date>
    <meta:editing-duration>PT00H00M1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8" meta:word-count="74" meta:character-count="501"/>
    <dc:date>2009-12-27T22:31:47.32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